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Fonts/Font_Cantarell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iri" svg:font-family="Amiri"/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Test</text:span></text:p>
      <text:p text:style-name="Standard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iri" svg:font-family="Amiri"/>
    <style:font-face style:name="Cantarell" svg:font-family="Cantarel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ntarell" fo:font-size="12pt" fo:language="en" fo:country="US" style:letter-kerning="true" style:font-name-asian="Songti SC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ntarell" fo:font-size="12pt" fo:language="en" fo:country="US" style:letter-kerning="true" style:font-name-asian="Songti SC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family-generic="system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ntarell" fo:font-family="Cantarell" style:font-family-generic="system" style:font-pitch="variable" fo:font-size="14pt" style:font-name-asian="PingFang SC" style:font-family-asian="'PingFang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ystem" style:font-pitch-complex="variabl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normal" fo:font-weight="bold"/>
    </style:style>
    <style:style style:name="Caption_20_characters" style:display-name="Caption character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20:51.637252016</meta:creation-date>
    <dc:date>2023-06-14T16:19:13.999147040</dc:date>
    <meta:editing-duration>PT11M34S</meta:editing-duration>
    <meta:editing-cycles>5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